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4709" officeooo:paragraph-rsid="00064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PO for processing the Or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5:06:00.605486510</meta:creation-date>
    <dc:date>2019-01-23T15:06:38.119538938</dc:date>
    <meta:editing-duration>PT39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5.4.4.2$Linux_X86_64 LibreOffice_project/40$Build-2</meta:generator>
  </office:meta>
</office:document-meta>
</file>